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WithExceptionHandler.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WithExceptionHandler.except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AnnotationBeanPostProcessorTests.taskExecutorBy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estBean.get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AnnotationBeanPostProcessorTests.taskExecutorByBea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syncAnnotationBeanPostProcessorTests.initContext( BeanDefinition asyncAnnotationBeanPostProcessor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yncAnnotationBeanPostProcessorTests.handleExceptionWithFu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Bean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AnnotationBeanPostProcessorTests.assertFutureWithException( Future &lt; Object &gt; result , TestableAsyncUncaughtExceptionHandler exception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yncAnnotationBeanPostProcessorTests.configuredThrough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syncAnnotationBeanPostProcessorTests.exceptionHandlerThrowsUnexpect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syncAnnotationBeanPostProcessorTests.invokedAsynchronous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rectExecutor.execute( Runnabl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failWithFu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WithExceptionHandler.getAsyncUncaughtExcept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AnnotationBeanPostProcessorTests.invokedAsynchronouslyOnProxy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syncAnnotationBeanPostProcessorTests.proxy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Bean.await( long 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Bean.failWithListenableFu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AnnotationBeanPostProcessorTests.handleExceptionWithListenableFu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syncAnnotationBeanPostProcessorTests.threadNam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syncAnnotationBeanPostProcessorTests.handleExceptionWithCustomExcept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Bean.failWithVo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